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text-underline-style="none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15.999cm" svg:height="8.999cm" svg:x="0.406cm" svg:y="11.027cm">
            <draw:object draw:notify-on-update-of-ranges="Feuille1.A1:Feuille1.A20 Feuille1.D1:Feuille1.D20 Feuille1.A1:Feuille1.A20 Feuille1.E1:Feuille1.E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6.687cm" svg:y="0.47cm">
            <draw:object draw:notify-on-update-of-ranges="Feuille1.A2:Feuille1.A15 Feuille1.G2:Feuille1.G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.8">
            <text:p>11,8</text:p>
          </table:table-cell>
          <table:table-cell table:style-name="ce1" office:value-type="float" office:value="971">
            <text:p>971</text:p>
          </table:table-cell>
          <table:table-cell table:formula="of:=20*LOG(100*[.B2]/[.C2])" office:value-type="float" office:value="1.69325554796241">
            <text:p>1,693255548</text:p>
          </table:table-cell>
          <table:table-cell/>
          <table:table-cell office:value-type="float" office:value="0.954">
            <text:p>0,954</text:p>
          </table:table-cell>
          <table:table-cell table:formula="of:=20*LOG([.F2]*100)" office:value-type="float" office:value="39.5909674940819">
            <text:p>39,590967494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984">
            <text:p>984</text:p>
          </table:table-cell>
          <table:table-cell table:formula="of:=20*LOG(100*[.B3]/[.C3])" office:value-type="float" office:value="9.96733190805862">
            <text:p>9,9673319081</text:p>
          </table:table-cell>
          <table:table-cell/>
          <table:table-cell office:value-type="float" office:value="2.729">
            <text:p>2,729</text:p>
          </table:table-cell>
          <table:table-cell table:formula="of:=20*LOG([.F3]*100)" office:value-type="float" office:value="48.7200707133979">
            <text:p>48,720070713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995">
            <text:p>995</text:p>
          </table:table-cell>
          <table:table-cell table:formula="of:=20*LOG(100*[.B4]/[.C4])" office:value-type="float" office:value="14.1949419070442">
            <text:p>14,194941907</text:p>
          </table:table-cell>
          <table:table-cell/>
          <table:table-cell office:value-type="float" office:value="4.25">
            <text:p>4,25</text:p>
          </table:table-cell>
          <table:table-cell table:formula="of:=20*LOG([.F4]*100)" office:value-type="float" office:value="52.5677786010062">
            <text:p>52,56777860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5">
            <text:p>65</text:p>
          </table:table-cell>
          <table:table-cell office:value-type="float" office:value="995">
            <text:p>995</text:p>
          </table:table-cell>
          <table:table-cell table:formula="of:=20*LOG(100*[.B5]/[.C5])" office:value-type="float" office:value="16.3018055179426">
            <text:p>16,3018055179</text:p>
          </table:table-cell>
          <table:table-cell/>
          <table:table-cell table:style-name="ce2" office:value-type="float" office:value="5.186">
            <text:p>5,186</text:p>
          </table:table-cell>
          <table:table-cell table:formula="of:=20*LOG([.F5]*100)" office:value-type="float" office:value="54.2966502486667">
            <text:p>54,2966502487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72">
            <text:p>72</text:p>
          </table:table-cell>
          <table:table-cell office:value-type="float" office:value="986">
            <text:p>986</text:p>
          </table:table-cell>
          <table:table-cell table:formula="of:=20*LOG(100*[.B6]/[.C6])" office:value-type="float" office:value="17.2691116298011">
            <text:p>17,2691116298</text:p>
          </table:table-cell>
          <table:table-cell/>
          <table:table-cell office:value-type="float" office:value="5.611">
            <text:p>5,611</text:p>
          </table:table-cell>
          <table:table-cell table:formula="of:=20*LOG([.F6]*100)" office:value-type="float" office:value="54.9808053740691">
            <text:p>54,9808053741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4">
            <text:p>74</text:p>
          </table:table-cell>
          <table:table-cell office:value-type="float" office:value="984">
            <text:p>984</text:p>
          </table:table-cell>
          <table:table-cell table:formula="of:=20*LOG(100*[.B7]/[.C7])" office:value-type="float" office:value="17.5247324259927">
            <text:p>17,524732426</text:p>
          </table:table-cell>
          <table:table-cell/>
          <table:table-cell office:value-type="float" office:value="5.729">
            <text:p>5,729</text:p>
          </table:table-cell>
          <table:table-cell table:formula="of:=20*LOG([.F7]*100)" office:value-type="float" office:value="55.1615764449922">
            <text:p>55,16157644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4">
            <text:p>74</text:p>
          </table:table-cell>
          <table:table-cell office:value-type="float" office:value="984">
            <text:p>984</text:p>
          </table:table-cell>
          <table:table-cell table:formula="of:=20*LOG(100*[.B8]/[.C8])" office:value-type="float" office:value="17.5247324259927">
            <text:p>17,524732426</text:p>
          </table:table-cell>
          <table:table-cell/>
          <table:table-cell office:value-type="float" office:value="5.822">
            <text:p>5,822</text:p>
          </table:table-cell>
          <table:table-cell table:formula="of:=20*LOG([.F8]*100)" office:value-type="float" office:value="55.3014440220558">
            <text:p>55,3014440221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4">
            <text:p>74</text:p>
          </table:table-cell>
          <table:table-cell office:value-type="float" office:value="984">
            <text:p>984</text:p>
          </table:table-cell>
          <table:table-cell table:formula="of:=20*LOG(100*[.B9]/[.C9])" office:value-type="float" office:value="17.5247324259927">
            <text:p>17,524732426</text:p>
          </table:table-cell>
          <table:table-cell/>
          <table:table-cell office:value-type="float" office:value="5.932">
            <text:p>5,932</text:p>
          </table:table-cell>
          <table:table-cell table:formula="of:=20*LOG([.F9]*100)" office:value-type="float" office:value="55.4640228471269">
            <text:p>55,4640228471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72">
            <text:p>72</text:p>
          </table:table-cell>
          <table:table-cell office:value-type="float" office:value="983">
            <text:p>983</text:p>
          </table:table-cell>
          <table:table-cell table:formula="of:=20*LOG(100*[.B10]/[.C10])" office:value-type="float" office:value="17.2955795719827">
            <text:p>17,295579572</text:p>
          </table:table-cell>
          <table:table-cell/>
          <table:table-cell office:value-type="float" office:value="5.963">
            <text:p>5,963</text:p>
          </table:table-cell>
          <table:table-cell table:formula="of:=20*LOG([.F10]*100)" office:value-type="float" office:value="55.5092961869148">
            <text:p>55,5092961869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72">
            <text:p>72</text:p>
          </table:table-cell>
          <table:table-cell office:value-type="float" office:value="983">
            <text:p>983</text:p>
          </table:table-cell>
          <table:table-cell table:formula="of:=20*LOG(100*[.B11]/[.C11])" office:value-type="float" office:value="17.2955795719827">
            <text:p>17,295579572</text:p>
          </table:table-cell>
          <table:table-cell/>
          <table:table-cell office:value-type="float" office:value="5.971">
            <text:p>5,971</text:p>
          </table:table-cell>
          <table:table-cell table:formula="of:=20*LOG([.F11]*100)" office:value-type="float" office:value="55.5209414236356">
            <text:p>55,5209414236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72">
            <text:p>72</text:p>
          </table:table-cell>
          <table:table-cell office:value-type="float" office:value="983">
            <text:p>983</text:p>
          </table:table-cell>
          <table:table-cell table:formula="of:=20*LOG(100*[.B12]/[.C12])" office:value-type="float" office:value="17.2955795719827">
            <text:p>17,295579572</text:p>
          </table:table-cell>
          <table:table-cell/>
          <table:table-cell office:value-type="float" office:value="5.924">
            <text:p>5,924</text:p>
          </table:table-cell>
          <table:table-cell table:formula="of:=20*LOG([.F12]*100)" office:value-type="float" office:value="55.4523009969834">
            <text:p>55,452300997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73">
            <text:p>73</text:p>
          </table:table-cell>
          <table:table-cell office:value-type="float" office:value="983">
            <text:p>983</text:p>
          </table:table-cell>
          <table:table-cell table:formula="of:=20*LOG(100*[.B13]/[.C13])" office:value-type="float" office:value="17.4153868457664">
            <text:p>17,4153868458</text:p>
          </table:table-cell>
          <table:table-cell/>
          <table:table-cell office:value-type="float" office:value="5.428">
            <text:p>5,428</text:p>
          </table:table-cell>
          <table:table-cell table:formula="of:=20*LOG([.F13]*100)" office:value-type="float" office:value="54.692796779754">
            <text:p>54,6927967798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74">
            <text:p>74</text:p>
          </table:table-cell>
          <table:table-cell office:value-type="float" office:value="981">
            <text:p>981</text:p>
          </table:table-cell>
          <table:table-cell table:formula="of:=20*LOG(100*[.B14]/[.C14])" office:value-type="float" office:value="17.5512542470206">
            <text:p>17,551254247</text:p>
          </table:table-cell>
          <table:table-cell/>
          <table:table-cell office:value-type="float" office:value="4.117">
            <text:p>4,117</text:p>
          </table:table-cell>
          <table:table-cell table:formula="of:=20*LOG([.F14]*100)" office:value-type="float" office:value="52.2916173399497">
            <text:p>52,2916173399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73">
            <text:p>73</text:p>
          </table:table-cell>
          <table:table-cell office:value-type="float" office:value="984">
            <text:p>984</text:p>
          </table:table-cell>
          <table:table-cell table:formula="of:=20*LOG(100*[.B15]/[.C15])" office:value-type="float" office:value="17.4065552337823">
            <text:p>17,4065552338</text:p>
          </table:table-cell>
          <table:table-cell/>
          <table:table-cell office:value-type="float" office:value="2">
            <text:p>2</text:p>
          </table:table-cell>
          <table:table-cell table:formula="of:=20*LOG([.F15]*100)" office:value-type="float" office:value="46.0205999132796">
            <text:p>46,0205999133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70">
            <text:p>70</text:p>
          </table:table-cell>
          <table:table-cell office:value-type="float" office:value="983">
            <text:p>983</text:p>
          </table:table-cell>
          <table:table-cell table:formula="of:=20*LOG(100*[.B16]/[.C16])" office:value-type="float" office:value="17.0508904436424">
            <text:p>17,0508904436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63">
            <text:p>63</text:p>
          </table:table-cell>
          <table:table-cell office:value-type="float" office:value="984">
            <text:p>984</text:p>
          </table:table-cell>
          <table:table-cell table:formula="of:=20*LOG(100*[.B17]/[.C17])" office:value-type="float" office:value="16.1269090204448">
            <text:p>16,1269090204</text:p>
          </table:table-cell>
          <table:table-cell table:number-columns-repeated="3"/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48">
            <text:p>48</text:p>
          </table:table-cell>
          <table:table-cell office:value-type="float" office:value="1010">
            <text:p>1010</text:p>
          </table:table-cell>
          <table:table-cell table:formula="of:=20*LOG(100*[.B18]/[.C18])" office:value-type="float" office:value="13.5383972718589">
            <text:p>13,5383972719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38">
            <text:p>38</text:p>
          </table:table-cell>
          <table:table-cell office:value-type="float" office:value="1147">
            <text:p>1147</text:p>
          </table:table-cell>
          <table:table-cell table:formula="of:=20*LOG(100*[.B19]/[.C19])" office:value-type="float" office:value="10.4044035743108">
            <text:p>10,4044035743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10^((MAX([.G2:.G15])-3)/20)/100" office:value-type="float" office:value="4.22714427855768">
            <text:p>4,227144278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formula="of:=10^((MAX([.D2:.D19])-3)/20)*1011" office:value-type="float" office:value="5399.00671895157">
            <text:p>5399,0067189516</text:p>
          </table:table-cell>
          <table:table-cell table:number-columns-repeated="3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8">08/06/2012</text:date>, <text:time>12:0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4T09:32:34.12</meta:creation-date>
    <dc:date>2012-06-08T12:02:53.55</dc:date>
    <meta:editing-duration>PT2H14M39S</meta:editing-duration>
    <meta:editing-cycles>2</meta:editing-cycles>
    <meta:generator>LibreOffice/3.4$Win32 LibreOffice_project/340m1$Build-302</meta:generator>
    <meta:document-statistic meta:table-count="3" meta:cell-count="1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Feuille1.A1:Feuille1.A20 Feuille1.D1:Feuille1.E20" svg:x="0.77cm" svg:y="0.855cm" svg:width="14.59cm" svg:height="7.545cm">
          <chartooo:coordinate-region svg:x="1.391cm" svg:y="1.067cm" svg:width="13.226cm" svg:height="6.6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euille1.D1:Feuille1.D20" chart:class="chart:scatter">
            <chart:domain table:cell-range-address="Feuille1.A1:Feuille1.A20"/>
            <chart:data-point chart:repeated="20"/>
          </chart:series>
          <chart:series chart:style-name="ch7" chart:values-cell-range-address="Feuille1.E1:Feuille1.E20" chart:class="chart:scatte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euille1.A1:Feuille1.A20</svg:desc>
                </draw:g>
              </table:table-cell>
              <table:table-cell office:value-type="float" office:value="NaN">
                <text:p>NaN</text:p>
                <draw:g>
                  <svg:desc>Feuille1.D1:Feuille1.D20</svg:desc>
                </draw:g>
              </table:table-cell>
              <table:table-cell office:value-type="float" office:value="NaN">
                <text:p>NaN</text:p>
                <draw:g>
                  <svg:desc>Feuille1.E1:Feuille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69325554796241">
                <text:p>1.69325554796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9.96733190805862">
                <text:p>9.96733190805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4.1949419070442">
                <text:p>14.1949419070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6.3018055179426">
                <text:p>16.3018055179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7.2691116298011">
                <text:p>17.2691116298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17.5247324259927">
                <text:p>17.5247324259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17.5247324259927">
                <text:p>17.5247324259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7.5247324259927">
                <text:p>17.5247324259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17.2955795719827">
                <text:p>17.2955795719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17.2955795719827">
                <text:p>17.2955795719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17.2955795719827">
                <text:p>17.2955795719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17.4153868457664">
                <text:p>17.4153868457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0">
                <text:p>200000</text:p>
              </table:table-cell>
              <table:table-cell office:value-type="float" office:value="17.5512542470206">
                <text:p>17.5512542470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17.4065552337823">
                <text:p>17.4065552337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00">
                <text:p>1000000</text:p>
              </table:table-cell>
              <table:table-cell office:value-type="float" office:value="17.0508904436424">
                <text:p>17.0508904436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000">
                <text:p>2000000</text:p>
              </table:table-cell>
              <table:table-cell office:value-type="float" office:value="16.1269090204448">
                <text:p>16.1269090204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00000">
                <text:p>5000000</text:p>
              </table:table-cell>
              <table:table-cell office:value-type="float" office:value="13.5383972718589">
                <text:p>13.5383972718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0">
                <text:p>10000000</text:p>
              </table:table-cell>
              <table:table-cell office:value-type="float" office:value="10.4044035743108">
                <text:p>10.4044035743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Feuille1.A2:Feuille1.A15 Feuille1.G2:Feuille1.G15" svg:x="0.77cm" svg:y="0.855cm" svg:width="14.59cm" svg:height="7.545cm">
          <chartooo:coordinate-region svg:x="1.391cm" svg:y="1.067cm" svg:width="13.319cm" svg:height="6.6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euille1.G2:Feuille1.G15" chart:class="chart:scatter">
            <chart:domain table:cell-range-address="Feuille1.A2:Feuille1.A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Feuille1.A2:Feuille1.A15</svg:desc>
                </draw:g>
              </table:table-cell>
              <table:table-cell office:value-type="float" office:value="39.5909674940819">
                <text:p>39.5909674940819</text:p>
                <draw:g>
                  <svg:desc>Feuille1.G2:Feuille1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48.7200707133979">
                <text:p>48.7200707133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52.5677786010062">
                <text:p>52.56777860100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54.2966502486667">
                <text:p>54.296650248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54.9808053740691">
                <text:p>54.9808053740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55.1615764449922">
                <text:p>55.16157644499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55.3014440220558">
                <text:p>55.30144402205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55.4640228471269">
                <text:p>55.4640228471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55.5092961869148">
                <text:p>55.5092961869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55.5209414236356">
                <text:p>55.52094142363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55.4523009969834">
                <text:p>55.45230099698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54.692796779754">
                <text:p>54.692796779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00">
                <text:p>200000</text:p>
              </table:table-cell>
              <table:table-cell office:value-type="float" office:value="52.2916173399497">
                <text:p>52.29161733994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00">
                <text:p>500000</text:p>
              </table:table-cell>
              <table:table-cell office:value-type="float" office:value="46.0205999132796">
                <text:p>46.02059991327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